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5b799" officeooo:paragraph-rsid="0005b799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1d2f1f" officeooo:paragraph-rsid="001d2f1f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1d2f1f" officeooo:paragraph-rsid="001ee4fc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04c5f" officeooo:paragraph-rsid="00204c5f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5391e" officeooo:paragraph-rsid="0025391e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6b643" officeooo:paragraph-rsid="0026b643" style:font-size-asian="12pt" style:font-size-complex="12pt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726f7" officeooo:paragraph-rsid="002726f7" style:font-size-asian="12pt" style:font-size-complex="12pt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8e2c2" officeooo:paragraph-rsid="0028e2c2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d0007" officeooo:paragraph-rsid="001d000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bold" officeooo:rsid="002480e2" officeooo:paragraph-rsid="002480e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Liberation Serif" fo:font-size="12pt" fo:letter-spacing="normal" fo:font-style="normal" fo:font-weight="bold" officeooo:rsid="0026b643" officeooo:paragraph-rsid="0026b64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8c5a" officeooo:paragraph-rsid="00298c5a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af086" officeooo:paragraph-rsid="002af086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4ddd" officeooo:paragraph-rsid="002c4ddd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c6f9a"/>
    </style:style>
    <style:style style:name="T3" style:family="text">
      <style:text-properties officeooo:rsid="001ee4fc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1ee4fc" style:font-weight-asian="bold" style:font-weight-complex="bold"/>
    </style:style>
    <style:style style:name="T6" style:family="text">
      <style:text-properties officeooo:rsid="00204c5f"/>
    </style:style>
    <style:style style:name="T7" style:family="text">
      <style:text-properties officeooo:rsid="0020d4ac"/>
    </style:style>
    <style:style style:name="T8" style:family="text">
      <style:text-properties officeooo:rsid="001c6f9a"/>
    </style:style>
    <style:style style:name="T9" style:family="text">
      <style:text-properties officeooo:rsid="002c37fe"/>
    </style:style>
    <style:style style:name="T10" style:family="text">
      <style:text-properties officeooo:rsid="002d4d28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A</text:span>bstração, Encapsulamento e Herança <text:span text:style-name="T9">e Polimorfismo</text:span><text:tab/><text:tab/><text:tab/><text:tab/><text:tab/>08/07/2023</text:p>
      <text:p text:style-name="P12"/>
      <text:p text:style-name="P13">Abstração:</text:p>
      <text:p text:style-name="P13"/>
      <text:p text:style-name="P14"><text:span text:style-name="T11">Construtores</text:span>: <text:span text:style-name="T10">serve para construir uma classe, transformando ela em um objeto. Quando falamos que INSTANCIAMOS UMA CLASSE = criamos um objeto dela.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08T12:17:31.249267258</dc:date>
    <meta:editing-duration>PT4H47M12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0" meta:character-count="222" meta:non-whitespace-character-count="191"/>
  </office:meta>
</office:document-meta>
</file>